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i>V</mi>
        </munder>
        <mo stretchy="false">Δ</mo>
      </mrow>
      <mo stretchy="false">ψ</mo>
      <msup>
        <mtext>d</mtext>
        <mn>3</mn>
      </msup>
      <mi>r</mi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row>
          <mfrac>
            <mrow>
              <mo stretchy="false">∂</mo>
              <mo stretchy="false">ψ</mo>
            </mrow>
            <mrow>
              <mo stretchy="false">∂</mo>
              <mi>n</mi>
            </mrow>
          </mfrac>
        </mrow>
      </mrow>
      <mtext>d</mtext>
      <mi>f</mi>
    </mrow>
    <annotation encoding="StarMath 5.0">int from V %DELTA %ipsi "d"^3 r `=` lint from {S(V)} {{partial %ipsi} over {partial n}} "d"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3:05.696000000</meta:creation-date>
    <meta:generator>LibreOffice/4.1.4.2$Windows_x86 LibreOffice_project/0a0440ccc0227ad9829de5f46be37cfb6edcf72</meta:generator>
  </office:meta>
</office:document-meta>
</file>